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5:23:28.094612557</meta:creation-date>
    <dc:date>2016-01-07T15:27:18.267112320</dc:date>
    <meta:editing-duration>PT3M50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5.0.4.2$Linux_X86_64 LibreOffice_project/00$Build-2</meta:generator>
  </office:meta>
</office:document-meta>
</file>